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I.S. Giovanni Cena</text:p>
      <text:p text:style-name="Standard">Via Dora Baltea, 3, 10015 Ivrea TO</text:p>
      <text:p text:style-name="Standard">Email: contatti@iiscena.it – Tel. 0125-641570</text:p>
      <text:p text:style-name="Standard">Partita Iva e Codice Fiscale 93026410014</text:p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>Ivrea, 20 febbraio 2025</text:p>
      <text:p text:style-name="Standard"/>
      <text:p text:style-name="Standard">Oggetto: proposta di collaborazione per iniziativa eSports scolastica</text:p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meta:document-statistic meta:table-count="0" meta:image-count="0" meta:object-count="0" meta:page-count="1" meta:paragraph-count="20" meta:word-count="167" meta:character-count="1178"/>
    <dc:date>2025-02-19T21:03:11</dc:date>
    <meta:editing-duration>PT13M19S</meta:editing-duration>
    <meta:editing-cycles>1</meta:editing-cycles>
    <meta:generator>OpenOffice/4.1.15$Unix OpenOffice.org_project/4115m2$Build-9813</meta:generator>
  </office:meta>
</office:document-meta>
</file>